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4cm"/>
    </style:style>
    <style:style style:name="co2" style:family="table-column">
      <style:table-column-properties fo:break-before="auto" style:column-width="10.578cm"/>
    </style:style>
    <style:style style:name="co3" style:family="table-column">
      <style:table-column-properties fo:break-before="auto" style:column-width="4.09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757cm"/>
    </style:style>
    <style:style style:name="co6" style:family="table-column">
      <style:table-column-properties fo:break-before="auto" style:column-width="7.682cm"/>
    </style:style>
    <style:style style:name="co7" style:family="table-column">
      <style:table-column-properties fo:break-before="auto" style:column-width="4.3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/>
    <style:style style:name="ce7" style:family="table-cell" style:parent-style-name="Default" style:data-style-name="N0"/>
  </office:automatic-styles>
  <office:body>
    <office:spreadsheet>
      <table:table table:name="Feuille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/>
          <table:table-cell table:style-name="ce4" office:value-type="string" calcext:value-type="string">
            <text:p>#journals</text:p>
          </table:table-cell>
          <table:table-cell table:style-name="ce4" office:value-type="string" calcext:value-type="string">
            <text:p>#articles</text:p>
          </table:table-cell>
          <table:table-cell table:style-name="ce4" office:value-type="string" calcext:value-type="string">
            <text:p>Years</text:p>
          </table:table-cell>
          <table:table-cell table:style-name="ce4" office:value-type="string" calcext:value-type="string">
            <text:p>Embargo</text:p>
          </table:table-cell>
          <table:table-cell table:style-name="ce4" office:value-type="string" calcext:value-type="string">
            <text:p>Prochain ajout</text:p>
          </table:table-cell>
          <table:table-cell table:style-name="ce4" office:value-type="string" calcext:value-type="string">
            <text:p>CC0</text:p>
          </table:table-cell>
          <table:table-cell table:style-name="ce4" office:value-type="string" calcext:value-type="string">
            <text:p>SMS</text:p>
          </table:table-cell>
          <table:table-cell table:style-name="ce4" office:value-type="string" calcext:value-type="string">
            <text:p>eduPersonEntitlement</text:p>
          </table:table-cell>
          <table:table-cell office:value-type="string" calcext:value-type="string">
            <text:p>Réception Métadonnées</text:p>
          </table:table-cell>
          <table:table-cell office:value-type="string" calcext:value-type="string">
            <text:p>Qualité (sur 10)</text:p>
          </table:table-cell>
          <table:table-cell table:formula="of:=CONCATENATE([.A1];&quot;|&quot;;[.B1];&quot;|&quot;;[.C1];&quot;|&quot;;[.D1];&quot;|&quot;;[.E1];&quot;|&quot;;[.F1];&quot;|&quot;;[.G1];&quot;|&quot;;[.H1];&quot;|&quot;;[.I1];&quot;|&quot;;[.J1];&quot;|&quot;;[.K1])" office:value-type="string" office:string-value="|#journals|#articles|Years|Embargo|Prochain ajout|CC0|SMS|eduPersonEntitlement|Réception Métadonnées|Qualité (sur 10)" calcext:value-type="string">
            <text:p>|#journals|#articles|Years|Embargo|Prochain ajout|CC0|SMS|eduPersonEntitlement|Réception Métadonnées|Qualité (sur 10)</text:p>
          </table:table-cell>
        </table:table-row>
        <table:table-row table:style-name="ro2">
          <table:table-cell table:style-name="ce2" office:value-type="string" calcext:value-type="string">
            <text:p>Cambridge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783170 ?</text:p>
          </table:table-cell>
          <table:table-cell table:style-name="ce2" office:value-type="string" calcext:value-type="string">
            <text:p>1770-2015</text:p>
          </table:table-cell>
          <table:table-cell table:style-name="ce2" office:value-type="string" calcext:value-type="string">
            <text:p>5 years</text:p>
          </table:table-cell>
          <table:table-cell table:style-name="ce5" office:value-type="string" calcext:value-type="string">
            <text:p>1.1.2021 : 2016</text:p>
          </table:table-cell>
          <table:table-cell office:value-type="string" calcext:value-type="string">
            <text:p>CC0 with special men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ivent développer</text:p>
          </table:table-cell>
          <table:table-cell office:value-type="string" calcext:value-type="string">
            <text:p>22.2.16 en cours</text:p>
          </table:table-cell>
          <table:table-cell/>
          <table:table-cell table:formula="of:=CONCATENATE([.A2];&quot;|&quot;;[.B2];&quot;|&quot;;[.C2];&quot;|&quot;;[.D2];&quot;|&quot;;[.E2];&quot;|&quot;;[.F2];&quot;|&quot;;[.G2];&quot;|&quot;;[.H2];&quot;|&quot;;[.I2];&quot;|&quot;;[.J2];&quot;|&quot;;[.K2])" office:value-type="string" office:string-value="Cambridge|347|783170 ?|1770-2015|5 years|1.1.2021 : 2016|CC0 with special mentions|yes|doivent développer|22.2.16 en cours|" calcext:value-type="string">
            <text:p>Cambridge|347|783170 ?|1770-2015|5 years|1.1.2021 : 2016|CC0 with special mentions|yes|doivent développer|22.2.16 en cours|</text:p>
          </table:table-cell>
        </table:table-row>
        <table:table-row table:style-name="ro1">
          <table:table-cell table:style-name="ce2" office:value-type="string" calcext:value-type="string">
            <text:p>De Gruyter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483958" calcext:value-type="float">
            <text:p>483958</text:p>
          </table:table-cell>
          <table:table-cell table:style-name="ce2" office:value-type="string" calcext:value-type="string">
            <text:p>1826-2015</text:p>
          </table:table-cell>
          <table:table-cell table:style-name="ce2" office:value-type="string" calcext:value-type="string">
            <text:p>2 years</text:p>
          </table:table-cell>
          <table:table-cell table:style-name="ce2"/>
          <table:table-cell office:value-type="string" calcext:value-type="string">
            <text:p>CC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15-12-18" calcext:value-type="date">
            <text:p>18.12.15</text:p>
          </table:table-cell>
          <table:table-cell office:value-type="float" office:value="7" calcext:value-type="float">
            <text:p>7</text:p>
          </table:table-cell>
          <table:table-cell table:formula="of:=CONCATENATE([.A3];&quot;|&quot;;[.B3];&quot;|&quot;;[.C3];&quot;|&quot;;[.D3];&quot;|&quot;;[.E3];&quot;|&quot;;[.F3];&quot;|&quot;;[.G3];&quot;|&quot;;[.H3];&quot;|&quot;;[.I3];&quot;|&quot;;[.J3];&quot;|&quot;;[.K3])" office:value-type="string" office:string-value="De Gruyter|345|483958|1826-2015|2 years||CC0|no|yes|42356|7" calcext:value-type="string">
            <text:p>De Gruyter|345|483958|1826-2015|2 years||CC0|no|yes|42356|7</text:p>
          </table:table-cell>
        </table:table-row>
        <table:table-row table:style-name="ro1">
          <table:table-cell table:style-name="ce2" office:value-type="string" calcext:value-type="string">
            <text:p>Oxford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~400'000</text:p>
          </table:table-cell>
          <table:table-cell table:style-name="ce2" office:value-type="string" calcext:value-type="string">
            <text:p>1895-2015</text:p>
          </table:table-cell>
          <table:table-cell table:style-name="ce2" office:value-type="string" calcext:value-type="string">
            <text:p>3 years</text:p>
          </table:table-cell>
          <table:table-cell table:style-name="ce2"/>
          <table:table-cell office:value-type="string" calcext:value-type="string">
            <text:p>Cc-by-nc-nd ??</text:p>
          </table:table-cell>
          <table:table-cell table:number-columns-repeated="2"/>
          <table:table-cell office:value-type="string" calcext:value-type="string">
            <text:p>22.2.16 en cours</text:p>
          </table:table-cell>
          <table:table-cell/>
          <table:table-cell table:formula="of:=CONCATENATE([.A4];&quot;|&quot;;[.B4];&quot;|&quot;;[.C4];&quot;|&quot;;[.D4];&quot;|&quot;;[.E4];&quot;|&quot;;[.F4];&quot;|&quot;;[.G4];&quot;|&quot;;[.H4];&quot;|&quot;;[.I4];&quot;|&quot;;[.J4];&quot;|&quot;;[.K4])" office:value-type="string" office:string-value="Oxford|223|~400'000|1895-2015|3 years||Cc-by-nc-nd ??|||22.2.16 en cours|" calcext:value-type="string">
            <text:p>Oxford|223|~400'000|1895-2015|3 years||Cc-by-nc-nd ??|||22.2.16 en cours|</text:p>
          </table:table-cell>
        </table:table-row>
        <table:table-row table:style-name="ro3">
          <table:table-cell table:style-name="ce2" office:value-type="string" calcext:value-type="string">
            <text:p>Springer</text:p>
          </table:table-cell>
          <table:table-cell table:style-name="ce2" office:value-type="float" office:value="1022" calcext:value-type="float">
            <text:p>1022</text:p>
          </table:table-cell>
          <table:table-cell table:style-name="ce2" office:value-type="string" calcext:value-type="string">
            <text:p>3'099'523 (out of 5'228'545)</text:p>
          </table:table-cell>
          <table:table-cell table:style-name="ce2" office:value-type="string" calcext:value-type="string">
            <text:p>1832-2004</text:p>
          </table:table-cell>
          <table:table-cell table:style-name="ce2" office:value-type="string" calcext:value-type="string">
            <text:p>10 (11) years</text:p>
          </table:table-cell>
          <table:table-cell table:style-name="ce2"/>
          <table:table-cell office:value-type="string" calcext:value-type="string">
            <text:p>CC-BY-NC à la Springer</text:p>
          </table:table-cell>
          <table:table-cell table:number-columns-repeated="2" office:value-type="string" calcext:value-type="string">
            <text:p>yes</text:p>
          </table:table-cell>
          <table:table-cell table:style-name="ce6" office:value-type="date" office:date-value="2016-01-15" calcext:value-type="date">
            <text:p>15.01.16</text:p>
          </table:table-cell>
          <table:table-cell table:style-name="ce7" office:value-type="float" office:value="9" calcext:value-type="float">
            <text:p>9</text:p>
          </table:table-cell>
          <table:table-cell table:formula="of:=CONCATENATE([.A5];&quot;|&quot;;[.B5];&quot;|&quot;;[.C5];&quot;|&quot;;[.D5];&quot;|&quot;;[.E5];&quot;|&quot;;[.F5];&quot;|&quot;;[.G5];&quot;|&quot;;[.H5];&quot;|&quot;;[.I5];&quot;|&quot;;[.J5];&quot;|&quot;;[.K5])" office:value-type="string" office:string-value="Springer|1022|3'099'523 (out of 5'228'545)|1832-2004|10 (11) years||CC-BY-NC à la Springer|yes|yes|42384|9" calcext:value-type="string">
            <text:p>Springer|1022|3'099'523 (out of 5'228'545)|1832-2004|10 (11) years||CC-BY-NC à la Springer|yes|yes|42384|9</text:p>
          </table:table-cell>
        </table:table-row>
        <table:table-row table:style-name="ro1">
          <table:table-cell table:style-name="ce3" table:number-columns-repeated="6"/>
          <table:table-cell table:number-columns-repeated="6"/>
        </table:table-row>
        <table:table-row table:style-name="ro1">
          <table:table-cell table:number-columns-repeated="6"/>
          <table:table-cell table:formula="of:=IF(LEN([.A7])&gt;0;CONCATENATE(&quot;|&quot;;[.A7];&quot;|&quot;;[.B7];&quot;|&quot;;[.C7];&quot;|&quot;);&quot;&quot;)">
            <text:p/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LEN([.A8])&gt;0;CONCATENATE(&quot;|&quot;;[.A8];&quot;|&quot;;[.B8];&quot;|&quot;;[.C8];&quot;|&quot;);&quot;&quot;)">
            <text:p/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LEN([.A9])&gt;0;CONCATENATE(&quot;|&quot;;[.A9];&quot;|&quot;;[.B9];&quot;|&quot;;[.C9];&quot;|&quot;);&quot;&quot;)">
            <text:p/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LEN([.A10])&gt;0;CONCATENATE(&quot;|&quot;;[.A10];&quot;|&quot;;[.B10];&quot;|&quot;;[.C10];&quot;|&quot;);&quot;&quot;)">
            <text:p/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LEN([.A11])&gt;0;CONCATENATE(&quot;|&quot;;[.A11];&quot;|&quot;;[.B11];&quot;|&quot;;[.C11];&quot;|&quot;);&quot;&quot;)">
            <text:p/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LEN([.A12])&gt;0;CONCATENATE(&quot;|&quot;;[.A12];&quot;|&quot;;[.B12];&quot;|&quot;;[.C12];&quot;|&quot;);&quot;&quot;)">
            <text:p/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LEN([.A13])&gt;0;CONCATENATE(&quot;|&quot;;[.A13];&quot;|&quot;;[.B13];&quot;|&quot;;[.C13];&quot;|&quot;);&quot;&quot;)">
            <text:p/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LEN([.A14])&gt;0;CONCATENATE(&quot;|&quot;;[.A14];&quot;|&quot;;[.B14];&quot;|&quot;;[.C14];&quot;|&quot;);&quot;&quot;)">
            <text:p/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LEN([.A15])&gt;0;CONCATENATE(&quot;|&quot;;[.A15];&quot;|&quot;;[.B15];&quot;|&quot;;[.C15];&quot;|&quot;);&quot;&quot;)">
            <text:p/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LEN([.A16])&gt;0;CONCATENATE(&quot;|&quot;;[.A16];&quot;|&quot;;[.B16];&quot;|&quot;;[.C16];&quot;|&quot;);&quot;&quot;)">
            <text:p/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LEN([.A17])&gt;0;CONCATENATE(&quot;|&quot;;[.A17];&quot;|&quot;;[.B17];&quot;|&quot;;[.C17];&quot;|&quot;);&quot;&quot;)">
            <text:p/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LEN([.A18])&gt;0;CONCATENATE(&quot;|&quot;;[.A18];&quot;|&quot;;[.B18];&quot;|&quot;;[.C18];&quot;|&quot;);&quot;&quot;)">
            <text:p/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LEN([.A19])&gt;0;CONCATENATE(&quot;|&quot;;[.A19];&quot;|&quot;;[.B19];&quot;|&quot;;[.C19];&quot;|&quot;);&quot;&quot;)">
            <text:p/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LEN([.A20])&gt;0;CONCATENATE(&quot;|&quot;;[.A20];&quot;|&quot;;[.B20];&quot;|&quot;;[.C20];&quot;|&quot;);&quot;&quot;)">
            <text:p/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LEN([.A21])&gt;0;CONCATENATE(&quot;|&quot;;[.A21];&quot;|&quot;;[.B21];&quot;|&quot;;[.C21];&quot;|&quot;);&quot;&quot;)">
            <text:p/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LEN([.A22])&gt;0;CONCATENATE(&quot;|&quot;;[.A22];&quot;|&quot;;[.B22];&quot;|&quot;;[.C22];&quot;|&quot;);&quot;&quot;)">
            <text:p/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LEN([.A23])&gt;0;CONCATENATE(&quot;|&quot;;[.A23];&quot;|&quot;;[.B23];&quot;|&quot;;[.C23];&quot;|&quot;);&quot;&quot;)">
            <text:p/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LEN([.A24])&gt;0;CONCATENATE(&quot;|&quot;;[.A24];&quot;|&quot;;[.B24];&quot;|&quot;;[.C24];&quot;|&quot;);&quot;&quot;)">
            <text:p/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LEN([.A25])&gt;0;CONCATENATE(&quot;|&quot;;[.A25];&quot;|&quot;;[.B25];&quot;|&quot;;[.C25];&quot;|&quot;);&quot;&quot;)">
            <text:p/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LEN([.A26])&gt;0;CONCATENATE(&quot;|&quot;;[.A26];&quot;|&quot;;[.B26];&quot;|&quot;;[.C26];&quot;|&quot;);&quot;&quot;)">
            <text:p/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LEN([.A27])&gt;0;CONCATENATE(&quot;|&quot;;[.A27];&quot;|&quot;;[.B27];&quot;|&quot;;[.C27];&quot;|&quot;);&quot;&quot;)">
            <text:p/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LEN([.A28])&gt;0;CONCATENATE(&quot;|&quot;;[.A28];&quot;|&quot;;[.B28];&quot;|&quot;;[.C28];&quot;|&quot;);&quot;&quot;)">
            <text:p/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LEN([.A29])&gt;0;CONCATENATE(&quot;|&quot;;[.A29];&quot;|&quot;;[.B29];&quot;|&quot;;[.C29];&quot;|&quot;);&quot;&quot;)">
            <text:p/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 table:number-rows-repeated="17">
          <table:table-cell table:style-name="ce2"/>
          <table:table-cell table:number-columns-repeated="11"/>
        </table:table-row>
        <table:table-row table:style-name="ro1">
          <table:table-cell table:style-name="ce2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percentage-style style:name="N108">
      <number:number number:decimal-places="3" number:min-integer-digits="1"/>
      <number:text>%</number:text>
    </number:percentage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.00.0000</text:date>, <text:time style:data-style-name="N2" text:time-value="09:22:49.6305552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nel Walter</meta:initial-creator>
    <meta:creation-date>2015-11-05T09:18:27.641135371</meta:creation-date>
    <dc:date>2016-02-24T14:47:00.020043033</dc:date>
    <meta:editing-duration>PT3H50M56S</meta:editing-duration>
    <meta:editing-cycles>8</meta:editing-cycles>
    <meta:generator>LibreOffice/4.2.8.2$Linux_X86_64 LibreOffice_project/420m0$Build-2</meta:generator>
    <meta:document-statistic meta:table-count="1" meta:cell-count="75" meta:object-count="0"/>
  </office:meta>
</office:document-meta>
</file>